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hysicalregatta</text:h>
      <text:h text:outline-level="2" text:style-name="Heading_2" text:is-list-header="true">Table structure for table auditor</text:h>
      <table:table table:name="auditor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mmittee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committe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erson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person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auditor</text:h>
      <table:table table:name="auditor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committee_id</text:p>
          </table:table-cell>
          <table:table-cell office:value-type="string">
            <text:p>person_id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</table:table>
      <text:h text:outline-level="2" text:style-name="Heading_2" text:is-list-header="true">Table structure for table board</text:h>
      <table:table table:name="board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jury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jury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egatta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regatta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board</text:h>
      <table:table table:name="board_structure">
        <table:table-column table:number-columns-repeated="2"/>
        <table:table-row>
          <table:table-cell office:value-type="string">
            <text:p>jury_id</text:p>
          </table:table-cell>
          <table:table-cell office:value-type="string">
            <text:p>regatta_id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</table:table>
      <text:h text:outline-level="2" text:style-name="Heading_2" text:is-list-header="true">Table structure for table challenge</text:h>
      <table:table table:name="challenge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de</text:p>
          </table:table-cell>
          <table:table-cell office:value-type="string">
            <text:p>varchar(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egin</text:p>
          </table:table-cell>
          <table:table-cell office:value-type="string">
            <text:p>datetim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nd</text:p>
          </table:table-cell>
          <table:table-cell office:value-type="string">
            <text:p>datetim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hallenge</text:h>
      <table:table table:name="challenge_structure">
        <table:table-column table:number-columns-repeated="5"/>
        <table:table-row>
          <table:table-cell office:value-type="string">
            <text:p>id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CHHI</text:p>
          </table:table-cell>
          <table:table-cell office:value-type="string">
            <text:p>Challenge d'hiver</text:p>
          </table:table-cell>
          <table:table-cell office:value-type="string">
            <text:p>2016-11-01 00:00:00</text:p>
          </table:table-cell>
          <table:table-cell office:value-type="string">
            <text:p>2017-03-31 23:59:59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CHET</text:p>
          </table:table-cell>
          <table:table-cell office:value-type="string">
            <text:p>Challenge d'été</text:p>
          </table:table-cell>
          <table:table-cell office:value-type="string">
            <text:p>2017-05-01 00:00:00</text:p>
          </table:table-cell>
          <table:table-cell office:value-type="string">
            <text:p>2017-09-30 23:59:59</text:p>
          </table:table-cell>
        </table:table-row>
      </table:table>
      <text:h text:outline-level="2" text:style-name="Heading_2" text:is-list-header="true">Table structure for table club</text:h>
      <table:table table:name="club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lub</text:h>
      <table:table table:name="club_structure">
        <table:table-column table:number-columns-repeated="2"/>
        <table:table-row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YC Val André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YC Le Legué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YC Saint Quay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YC Binic</text:p>
          </table:table-cell>
        </table:table-row>
      </table:table>
      <text:h text:outline-level="2" text:style-name="Heading_2" text:is-list-header="true">Table structure for table committee</text:h>
      <table:table table:name="committee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ommittee</text:h>
      <table:table table:name="committee_structure">
        <table:table-column table:number-columns-repeated="2"/>
        <table:table-row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Bretagne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Normandi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Ile de Franc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Pays de la Loire</text:p>
          </table:table-cell>
        </table:table-row>
      </table:table>
      <text:h text:outline-level="2" text:style-name="Heading_2" text:is-list-header="true">Table structure for table compete</text:h>
      <table:table table:name="compete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egatta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regatta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ailboat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sailboat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eport_id</text:p>
          </table:table-cell>
          <table:table-cell office:value-type="string">
            <text:p>int(11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>report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ntrant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entrant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oint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alid</text:p>
          </table:table-cell>
          <table:table-cell office:value-type="string">
            <text:p>tinyint(1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ealtime</text:p>
          </table:table-cell>
          <table:table-cell office:value-type="string">
            <text:p>floa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osition</text:p>
          </table:table-cell>
          <table:table-cell office:value-type="string">
            <text:p>int(11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ompete</text:h>
      <table:table table:name="compete_structure">
        <table:table-column table:number-columns-repeated="9"/>
        <table:table-row>
          <table:table-cell office:value-type="string">
            <text:p>id</text:p>
          </table:table-cell>
          <table:table-cell office:value-type="string">
            <text:p>regatta_id</text:p>
          </table:table-cell>
          <table:table-cell office:value-type="string">
            <text:p>sailboat_id</text:p>
          </table:table-cell>
          <table:table-cell office:value-type="string">
            <text:p>report_id</text:p>
          </table:table-cell>
          <table:table-cell office:value-type="string">
            <text:p>entrant_id</text:p>
          </table:table-cell>
          <table:table-cell office:value-type="string">
            <text:p>point</text:p>
          </table:table-cell>
          <table:table-cell office:value-type="string">
            <text:p>valid</text:p>
          </table:table-cell>
          <table:table-cell office:value-type="string">
            <text:p>realtime</text:p>
          </table:table-cell>
          <table:table-cell office:value-type="string">
            <text:p>position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652">
            <text:p>3365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569">
            <text:p>34569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5690">
            <text:p>35690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5791">
            <text:p>3579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6594">
            <text:p>3659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6599">
            <text:p>36599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7123">
            <text:p>37123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0236">
            <text:p>40236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Triggers compete</text:h>
      <table:table table:name="compete_triggers">
        <table:table-column table:number-columns-repeated="4"/>
        <table:table-row>
          <table:table-cell office:value-type="string">
            <text:p>Name</text:p>
          </table:table-cell>
          <table:table-cell office:value-type="string">
            <text:p>Time</text:p>
          </table:table-cell>
          <table:table-cell office:value-type="string">
            <text:p>Event</text:p>
          </table:table-cell>
          <table:table-cell office:value-type="string">
            <text:p>Definition</text:p>
          </table:table-cell>
        </table:table-row>
        <table:table-row>
          <table:table-cell office:value-type="string">
            <text:p>compete_BEFORE_UPDATE</text:p>
          </table:table-cell>
          <table:table-cell office:value-type="string">
            <text:p>BEFORE</text:p>
          </table:table-cell>
          <table:table-cell office:value-type="string">
            <text:p>UPDATE</text:p>
          </table:table-cell>
          <table:table-cell office:value-type="string">
            <text:p>BEGIN

	DECLARE num_sailboat INT(4) DEFAULT 0;
    DECLARE class_id_sailboat INT(11);
    
    SELECT class_id 
		INTO class_id_sailboat 
        FROM sailboat s 
        WHERE s.id = NEW.sailboat_id;
        
    SELECT COUNT(co.id) 
		INTO num_sailboat
		FROM compete co 
        INNER JOIN sailboat s 
        ON s.id = co.sailboat_id 
        INNER JOIN sbclass cl 
        ON cl.id = s.class_id 
        WHERE co.regatta_id = NEW.regatta_id
        AND s.class_id = class_id_sailboat
        GROUP BY co.regatta_id;
        
    IF num_sailboat &lt; NEW.position THEN
    
		SIGNAL SQLSTATE '09001' SET MESSAGE_TEXT = 'Wrong position', MYSQL_ERRNO = 9001;
        
    END IF;
    
END</text:p>
          </table:table-cell>
        </table:table-row>
      </table:table>
      <text:h text:outline-level="2" text:style-name="Heading_2" text:is-list-header="true">Table structure for table crew</text:h>
      <table:table table:name="crew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entrant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entrant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mpete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compet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rew</text:h>
      <table:table table:name="crew_structure">
        <table:table-column table:number-columns-repeated="2"/>
        <table:table-row>
          <table:table-cell office:value-type="string">
            <text:p>entrant_id</text:p>
          </table:table-cell>
          <table:table-cell office:value-type="string">
            <text:p>compete_id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</table:table-row>
      </table:table>
      <text:h text:outline-level="2" text:style-name="Heading_2" text:is-list-header="true">Table structure for table entrant</text:h>
      <table:table table:name="entrant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fv</text:p>
          </table:table-cell>
          <table:table-cell office:value-type="string">
            <text:p>tinyint(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um_licence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year_permit</text:p>
          </table:table-cell>
          <table:table-cell office:value-type="string">
            <text:p>int(4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irth</text:p>
          </table:table-cell>
          <table:table-cell office:value-type="string">
            <text:p>datetim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erson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person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entrant</text:h>
      <table:table table:name="entrant_structure">
        <table:table-column table:number-columns-repeated="6"/>
        <table:table-row>
          <table:table-cell office:value-type="string">
            <text:p>id</text:p>
          </table:table-cell>
          <table:table-cell office:value-type="string">
            <text:p>ffv</text:p>
          </table:table-cell>
          <table:table-cell office:value-type="string">
            <text:p>num_licence</text:p>
          </table:table-cell>
          <table:table-cell office:value-type="string">
            <text:p>year_permit</text:p>
          </table:table-cell>
          <table:table-cell office:value-type="string">
            <text:p>birth</text:p>
          </table:table-cell>
          <table:table-cell office:value-type="string">
            <text:p>person_id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5451">
            <text:p>105451</text:p>
          </table:table-cell>
          <table:table-cell office:value-type="float" office:value="2017">
            <text:p>2017</text:p>
          </table:table-cell>
          <table:table-cell office:value-type="string">
            <text:p>1980-04-01 00:00:0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5452">
            <text:p>105452</text:p>
          </table:table-cell>
          <table:table-cell office:value-type="float" office:value="2017">
            <text:p>2017</text:p>
          </table:table-cell>
          <table:table-cell office:value-type="string">
            <text:p>1980-04-01 00:00:00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5453">
            <text:p>105453</text:p>
          </table:table-cell>
          <table:table-cell office:value-type="float" office:value="2017">
            <text:p>2017</text:p>
          </table:table-cell>
          <table:table-cell office:value-type="string">
            <text:p>1980-04-01 00:00:00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5454">
            <text:p>105454</text:p>
          </table:table-cell>
          <table:table-cell office:value-type="float" office:value="2017">
            <text:p>2017</text:p>
          </table:table-cell>
          <table:table-cell office:value-type="string">
            <text:p>1980-04-01 00:00:00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5455">
            <text:p>105455</text:p>
          </table:table-cell>
          <table:table-cell office:value-type="float" office:value="2017">
            <text:p>2017</text:p>
          </table:table-cell>
          <table:table-cell office:value-type="string">
            <text:p>1980-04-01 00:00:00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5456">
            <text:p>105456</text:p>
          </table:table-cell>
          <table:table-cell office:value-type="float" office:value="2017">
            <text:p>2017</text:p>
          </table:table-cell>
          <table:table-cell office:value-type="string">
            <text:p>1980-04-01 00:00:00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5457">
            <text:p>105457</text:p>
          </table:table-cell>
          <table:table-cell office:value-type="float" office:value="2017">
            <text:p>2017</text:p>
          </table:table-cell>
          <table:table-cell office:value-type="string">
            <text:p>1980-04-01 00:00:00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5458">
            <text:p>105458</text:p>
          </table:table-cell>
          <table:table-cell office:value-type="float" office:value="2017">
            <text:p>2017</text:p>
          </table:table-cell>
          <table:table-cell office:value-type="string">
            <text:p>1980-04-01 00:00:00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5459">
            <text:p>105459</text:p>
          </table:table-cell>
          <table:table-cell office:value-type="float" office:value="2017">
            <text:p>2017</text:p>
          </table:table-cell>
          <table:table-cell office:value-type="string">
            <text:p>1980-04-01 00:00:00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5460">
            <text:p>105460</text:p>
          </table:table-cell>
          <table:table-cell office:value-type="float" office:value="2017">
            <text:p>2017</text:p>
          </table:table-cell>
          <table:table-cell office:value-type="string">
            <text:p>1980-04-01 00:00:0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5461">
            <text:p>105461</text:p>
          </table:table-cell>
          <table:table-cell office:value-type="float" office:value="2017">
            <text:p>2017</text:p>
          </table:table-cell>
          <table:table-cell office:value-type="string">
            <text:p>1980-04-01 00:00:00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5462">
            <text:p>105462</text:p>
          </table:table-cell>
          <table:table-cell office:value-type="float" office:value="2017">
            <text:p>2017</text:p>
          </table:table-cell>
          <table:table-cell office:value-type="string">
            <text:p>1980-04-01 00:00:00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5463">
            <text:p>105463</text:p>
          </table:table-cell>
          <table:table-cell office:value-type="float" office:value="2017">
            <text:p>2017</text:p>
          </table:table-cell>
          <table:table-cell office:value-type="string">
            <text:p>1980-04-01 00:00:00</text:p>
          </table:table-cell>
          <table:table-cell office:value-type="float" office:value="13">
            <text:p>13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05464">
            <text:p>105464</text:p>
          </table:table-cell>
          <table:table-cell office:value-type="float" office:value="2017">
            <text:p>2017</text:p>
          </table:table-cell>
          <table:table-cell office:value-type="string">
            <text:p>1985-08-23 00:00:00</text:p>
          </table:table-cell>
          <table:table-cell office:value-type="float" office:value="16">
            <text:p>16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465">
            <text:p>105465</text:p>
          </table:table-cell>
          <table:table-cell office:value-type="float" office:value="2017">
            <text:p>2017</text:p>
          </table:table-cell>
          <table:table-cell office:value-type="string">
            <text:p>1985-08-23 00:00:00</text:p>
          </table:table-cell>
          <table:table-cell office:value-type="float" office:value="17">
            <text:p>17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5466">
            <text:p>105466</text:p>
          </table:table-cell>
          <table:table-cell office:value-type="float" office:value="2017">
            <text:p>2017</text:p>
          </table:table-cell>
          <table:table-cell office:value-type="string">
            <text:p>1985-08-23 00:00:00</text:p>
          </table:table-cell>
          <table:table-cell office:value-type="float" office:value="18">
            <text:p>18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05467">
            <text:p>105467</text:p>
          </table:table-cell>
          <table:table-cell office:value-type="float" office:value="2017">
            <text:p>2017</text:p>
          </table:table-cell>
          <table:table-cell office:value-type="string">
            <text:p>1985-08-23 00:00:00</text:p>
          </table:table-cell>
          <table:table-cell office:value-type="float" office:value="19">
            <text:p>1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5468">
            <text:p>105468</text:p>
          </table:table-cell>
          <table:table-cell office:value-type="float" office:value="2017">
            <text:p>2017</text:p>
          </table:table-cell>
          <table:table-cell office:value-type="string">
            <text:p>1985-08-23 00:00:0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05469">
            <text:p>105469</text:p>
          </table:table-cell>
          <table:table-cell office:value-type="float" office:value="2017">
            <text:p>2017</text:p>
          </table:table-cell>
          <table:table-cell office:value-type="string">
            <text:p>1985-08-23 00:00:00</text:p>
          </table:table-cell>
          <table:table-cell office:value-type="float" office:value="21">
            <text:p>2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5470">
            <text:p>105470</text:p>
          </table:table-cell>
          <table:table-cell office:value-type="float" office:value="2017">
            <text:p>2017</text:p>
          </table:table-cell>
          <table:table-cell office:value-type="string">
            <text:p>1985-08-23 00:00:00</text:p>
          </table:table-cell>
          <table:table-cell office:value-type="float" office:value="22">
            <text:p>2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05471">
            <text:p>105471</text:p>
          </table:table-cell>
          <table:table-cell office:value-type="float" office:value="2017">
            <text:p>2017</text:p>
          </table:table-cell>
          <table:table-cell office:value-type="string">
            <text:p>1985-08-23 00:00:00</text:p>
          </table:table-cell>
          <table:table-cell office:value-type="float" office:value="23">
            <text:p>2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05472">
            <text:p>105472</text:p>
          </table:table-cell>
          <table:table-cell office:value-type="float" office:value="2017">
            <text:p>2017</text:p>
          </table:table-cell>
          <table:table-cell office:value-type="string">
            <text:p>1985-08-23 00:00:00</text:p>
          </table:table-cell>
          <table:table-cell office:value-type="float" office:value="24">
            <text:p>2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05473">
            <text:p>105473</text:p>
          </table:table-cell>
          <table:table-cell office:value-type="float" office:value="2017">
            <text:p>2017</text:p>
          </table:table-cell>
          <table:table-cell office:value-type="string">
            <text:p>1985-08-23 00:00:00</text:p>
          </table:table-cell>
          <table:table-cell office:value-type="float" office:value="25">
            <text:p>2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05474">
            <text:p>105474</text:p>
          </table:table-cell>
          <table:table-cell office:value-type="float" office:value="2017">
            <text:p>2017</text:p>
          </table:table-cell>
          <table:table-cell office:value-type="string">
            <text:p>1985-08-23 00:00:00</text:p>
          </table:table-cell>
          <table:table-cell office:value-type="float" office:value="26">
            <text:p>26</text:p>
          </table:table-cell>
        </table:table-row>
      </table:table>
      <text:h text:outline-level="2" text:style-name="Heading_2" text:is-list-header="true">Table structure for table jury</text:h>
      <table:table table:name="jury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erson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person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jury</text:h>
      <table:table table:name="jury_structure">
        <table:table-column table:number-columns-repeated="2"/>
        <table:table-row>
          <table:table-cell office:value-type="string">
            <text:p>id</text:p>
          </table:table-cell>
          <table:table-cell office:value-type="string">
            <text:p>person_id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</table:table>
      <text:h text:outline-level="2" text:style-name="Heading_2" text:is-list-header="true">Table structure for table owner</text:h>
      <table:table table:name="owner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erson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person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ub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club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owner</text:h>
      <table:table table:name="owner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person_id</text:p>
          </table:table-cell>
          <table:table-cell office:value-type="string">
            <text:p>club_id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</table:table>
      <text:h text:outline-level="2" text:style-name="Heading_2" text:is-list-header="true">Table structure for table panel</text:h>
      <table:table table:name="panel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audito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auditor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egatta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regatta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anel</text:h>
      <table:table table:name="panel_structure">
        <table:table-column table:number-columns-repeated="2"/>
        <table:table-row>
          <table:table-cell office:value-type="string">
            <text:p>auditor_id</text:p>
          </table:table-cell>
          <table:table-cell office:value-type="string">
            <text:p>regatta_id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</table:table>
      <text:h text:outline-level="2" text:style-name="Heading_2" text:is-list-header="true">Table structure for table person</text:h>
      <table:table table:name="person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rstname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tname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erson</text:h>
      <table:table table:name="person_structure">
        <table:table-column table:number-columns-repeated="5"/>
        <table:table-row>
          <table:table-cell office:value-type="string">
            <text:p>id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Marcel</text:p>
          </table:table-cell>
          <table:table-cell office:value-type="string">
            <text:p>Martin</text:p>
          </table:table-cell>
          <table:table-cell office:value-type="string">
            <text:p>marcel@martin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Pierre</text:p>
          </table:table-cell>
          <table:table-cell office:value-type="string">
            <text:p>Letroc</text:p>
          </table:table-cell>
          <table:table-cell office:value-type="string">
            <text:p>pierre@letroc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Roger</text:p>
          </table:table-cell>
          <table:table-cell office:value-type="string">
            <text:p>Le Jay</text:p>
          </table:table-cell>
          <table:table-cell office:value-type="string">
            <text:p>Roger@LeJay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ubert</text:p>
          </table:table-cell>
          <table:table-cell office:value-type="string">
            <text:p>de La Montagne</text:p>
          </table:table-cell>
          <table:table-cell office:value-type="string">
            <text:p>huber@deLaMontagne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Etienne</text:p>
          </table:table-cell>
          <table:table-cell office:value-type="string">
            <text:p>LE Baux</text:p>
          </table:table-cell>
          <table:table-cell office:value-type="string">
            <text:p>Etienne@lebaux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Emilie</text:p>
          </table:table-cell>
          <table:table-cell office:value-type="string">
            <text:p>du Port</text:p>
          </table:table-cell>
          <table:table-cell office:value-type="string">
            <text:p>Emilie@duPort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Corentin</text:p>
          </table:table-cell>
          <table:table-cell office:value-type="string">
            <text:p>Quintin</text:p>
          </table:table-cell>
          <table:table-cell office:value-type="string">
            <text:p>Corentin@Quintin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Clarisse</text:p>
          </table:table-cell>
          <table:table-cell office:value-type="string">
            <text:p>Le Fort</text:p>
          </table:table-cell>
          <table:table-cell office:value-type="string">
            <text:p>Clarisse@LeFort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Hélène</text:p>
          </table:table-cell>
          <table:table-cell office:value-type="string">
            <text:p>De Carquefou</text:p>
          </table:table-cell>
          <table:table-cell office:value-type="string">
            <text:p>Hélène@DeCarquefou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amille</text:p>
          </table:table-cell>
          <table:table-cell office:value-type="string">
            <text:p>Gicquel</text:p>
          </table:table-cell>
          <table:table-cell office:value-type="string">
            <text:p>Camille@Gicque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René</text:p>
          </table:table-cell>
          <table:table-cell office:value-type="string">
            <text:p>La Poste</text:p>
          </table:table-cell>
          <table:table-cell office:value-type="string">
            <text:p>Rene@LaPoste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Rémy</text:p>
          </table:table-cell>
          <table:table-cell office:value-type="string">
            <text:p>Bellamy</text:p>
          </table:table-cell>
          <table:table-cell office:value-type="string">
            <text:p>Remy@Bellamy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Hector</text:p>
          </table:table-cell>
          <table:table-cell office:value-type="string">
            <text:p>Le Bel</text:p>
          </table:table-cell>
          <table:table-cell office:value-type="string">
            <text:p>Hector@LeBe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Marcel</text:p>
          </table:table-cell>
          <table:table-cell office:value-type="string">
            <text:p>le Hegarat</text:p>
          </table:table-cell>
          <table:table-cell office:value-type="string">
            <text:p>Marcel@leHegarat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Natalie</text:p>
          </table:table-cell>
          <table:table-cell office:value-type="string">
            <text:p>Faur</text:p>
          </table:table-cell>
          <table:table-cell office:value-type="string">
            <text:p>Natalie@Faur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Armel</text:p>
          </table:table-cell>
          <table:table-cell office:value-type="string">
            <text:p>Le Cléac’h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Armel</text:p>
          </table:table-cell>
          <table:table-cell office:value-type="string">
            <text:p>Le Cléac’h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Alex</text:p>
          </table:table-cell>
          <table:table-cell office:value-type="string">
            <text:p>Thomson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Jérémie</text:p>
          </table:table-cell>
          <table:table-cell office:value-type="string">
            <text:p>Beyou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Jean-Pierre</text:p>
          </table:table-cell>
          <table:table-cell office:value-type="string">
            <text:p>Dick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Yann</text:p>
          </table:table-cell>
          <table:table-cell office:value-type="string">
            <text:p>Eliès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Jean</text:p>
          </table:table-cell>
          <table:table-cell office:value-type="string">
            <text:p>Le Cam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Louis</text:p>
          </table:table-cell>
          <table:table-cell office:value-type="string">
            <text:p>Burton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Nándor</text:p>
          </table:table-cell>
          <table:table-cell office:value-type="string">
            <text:p>Fa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Éric</text:p>
          </table:table-cell>
          <table:table-cell office:value-type="string">
            <text:p>Bellion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Arnaud</text:p>
          </table:table-cell>
          <table:table-cell office:value-type="string">
            <text:p>Boissières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Jean</text:p>
          </table:table-cell>
          <table:table-cell office:value-type="string">
            <text:p>Pascal</text:p>
          </table:table-cell>
          <table:table-cell office:value-type="string">
            <text:p>jean@pascal.fr</text:p>
          </table:table-cell>
          <table:table-cell office:value-type="string">
            <text:p>[C@70b763f3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George</text:p>
          </table:table-cell>
          <table:table-cell office:value-type="string">
            <text:p>Alfred</text:p>
          </table:table-cell>
          <table:table-cell office:value-type="string">
            <text:p>george@alfred.fr</text:p>
          </table:table-cell>
          <table:table-cell office:value-type="string">
            <text:p>[C@501be388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Jaimes</text:p>
          </table:table-cell>
          <table:table-cell office:value-type="string">
            <text:p>Lolilol</text:p>
          </table:table-cell>
          <table:table-cell office:value-type="string">
            <text:p>james@lolilo.fr</text:p>
          </table:table-cell>
          <table:table-cell office:value-type="string">
            <text:p>[C@69a84e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Jean</text:p>
          </table:table-cell>
          <table:table-cell office:value-type="string">
            <text:p>Valjean</text:p>
          </table:table-cell>
          <table:table-cell office:value-type="string">
            <text:p>jean@valjean.fr</text:p>
          </table:table-cell>
          <table:table-cell office:value-type="string">
            <text:p>[C@7c551959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Kikoo</text:p>
          </table:table-cell>
          <table:table-cell office:value-type="string">
            <text:p>kik</text:p>
          </table:table-cell>
          <table:table-cell office:value-type="string">
            <text:p>kik@kik.fr</text:p>
          </table:table-cell>
          <table:table-cell office:value-type="string">
            <text:p>[C@71c56a90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ptdr</text:p>
          </table:table-cell>
          <table:table-cell office:value-type="string">
            <text:p>pteds</text:p>
          </table:table-cell>
          <table:table-cell office:value-type="string">
            <text:p>ssqdsq@sdsd.fr</text:p>
          </table:table-cell>
          <table:table-cell office:value-type="string">
            <text:p>[C@78fa7301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sdfdsf</text:p>
          </table:table-cell>
          <table:table-cell office:value-type="string">
            <text:p>dsfdsf</text:p>
          </table:table-cell>
          <table:table-cell office:value-type="string">
            <text:p>dfs@dfds.fr</text:p>
          </table:table-cell>
          <table:table-cell office:value-type="string">
            <text:p>[C@4c8ee251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aaaaaa</text:p>
          </table:table-cell>
          <table:table-cell office:value-type="string">
            <text:p>aaaaaaaaa</text:p>
          </table:table-cell>
          <table:table-cell office:value-type="string">
            <text:p>sd@sd.fr</text:p>
          </table:table-cell>
          <table:table-cell office:value-type="string">
            <text:p>[C@71e8076a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bbbbbb</text:p>
          </table:table-cell>
          <table:table-cell office:value-type="string">
            <text:p>bbbbbbbb</text:p>
          </table:table-cell>
          <table:table-cell office:value-type="string">
            <text:p>cvcv@bcc.fr</text:p>
          </table:table-cell>
          <table:table-cell office:value-type="string">
            <text:p>[C@7437c0f8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cccc</text:p>
          </table:table-cell>
          <table:table-cell office:value-type="string">
            <text:p>ccccc</text:p>
          </table:table-cell>
          <table:table-cell office:value-type="string">
            <text:p>sdqd@sdq.fr</text:p>
          </table:table-cell>
          <table:table-cell office:value-type="string">
            <text:p>[C@652b6f55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dddd</text:p>
          </table:table-cell>
          <table:table-cell office:value-type="string">
            <text:p>ddddd</text:p>
          </table:table-cell>
          <table:table-cell office:value-type="string">
            <text:p>sds@sdsd.fr</text:p>
          </table:table-cell>
          <table:table-cell office:value-type="string">
            <text:p>[C@2e18dbd4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eeeeeee</text:p>
          </table:table-cell>
          <table:table-cell office:value-type="string">
            <text:p>eeeeee</text:p>
          </table:table-cell>
          <table:table-cell office:value-type="string">
            <text:p>sd@sde.fr</text:p>
          </table:table-cell>
          <table:table-cell office:value-type="string">
            <text:p>[C@6a80e941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fffffff</text:p>
          </table:table-cell>
          <table:table-cell office:value-type="string">
            <text:p>f</text:p>
          </table:table-cell>
          <table:table-cell office:value-type="string">
            <text:p>ff@fdf.fd</text:p>
          </table:table-cell>
          <table:table-cell office:value-type="string">
            <text:p>[C@3c51b5cc</text:p>
          </table:table-cell>
        </table:table-row>
      </table:table>
      <text:h text:outline-level="2" text:style-name="Heading_2" text:is-list-header="true">Table structure for table regatta</text:h>
      <table:table table:name="regatta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de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e</text:p>
          </table:table-cell>
          <table:table-cell office:value-type="string">
            <text:p>datetim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istance</text:p>
          </table:table-cell>
          <table:table-cell office:value-type="string">
            <text:p>floa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allenge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challeng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regatta</text:h>
      <table:table table:name="regatta_structure">
        <table:table-column table:number-columns-repeated="6"/>
        <table:table-row>
          <table:table-cell office:value-type="string">
            <text:p>id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date</text:p>
          </table:table-cell>
          <table:table-cell office:value-type="string">
            <text:p>distance</text:p>
          </table:table-cell>
          <table:table-cell office:value-type="string">
            <text:p>challenge_id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CHHI-2-1</text:p>
          </table:table-cell>
          <table:table-cell office:value-type="string">
            <text:p>Les régates de la baie de Saint Brieuc</text:p>
          </table:table-cell>
          <table:table-cell office:value-type="string">
            <text:p>2017-02-15 09:00: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CHHI-2-2</text:p>
          </table:table-cell>
          <table:table-cell office:value-type="string">
            <text:p>La baie en fête</text:p>
          </table:table-cell>
          <table:table-cell office:value-type="string">
            <text:p>2017-02-22 00:00: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HET-6-3</text:p>
          </table:table-cell>
          <table:table-cell office:value-type="string">
            <text:p>La régate du soleil</text:p>
          </table:table-cell>
          <table:table-cell office:value-type="string">
            <text:p>2017-06-02 00:00:00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CHET-7-3</text:p>
          </table:table-cell>
          <table:table-cell office:value-type="string">
            <text:p>La régate de la nuit</text:p>
          </table:table-cell>
          <table:table-cell office:value-type="string">
            <text:p>2017-07-13 00:00:0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</table:table-row>
      </table:table>
      <text:h text:outline-level="2" text:style-name="Heading_2" text:is-list-header="true">Triggers regatta</text:h>
      <table:table table:name="regatta_triggers">
        <table:table-column table:number-columns-repeated="4"/>
        <table:table-row>
          <table:table-cell office:value-type="string">
            <text:p>Name</text:p>
          </table:table-cell>
          <table:table-cell office:value-type="string">
            <text:p>Time</text:p>
          </table:table-cell>
          <table:table-cell office:value-type="string">
            <text:p>Event</text:p>
          </table:table-cell>
          <table:table-cell office:value-type="string">
            <text:p>Definition</text:p>
          </table:table-cell>
        </table:table-row>
        <table:table-row>
          <table:table-cell office:value-type="string">
            <text:p>regatta_BEFORE_DELETE</text:p>
          </table:table-cell>
          <table:table-cell office:value-type="string">
            <text:p>BEFORE</text:p>
          </table:table-cell>
          <table:table-cell office:value-type="string">
            <text:p>DELETE</text:p>
          </table:table-cell>
          <table:table-cell office:value-type="string">
            <text:p>BEGIN
	DECLARE chalEnd DATETIME;
    SELECT end INTO chalEnd FROM challenge WHERE challenge.id = OLD.challenge_id;
    IF now() &lt; chalEnd THEN
		SIGNAL SQLSTATE '09002' SET MESSAGE_TEXT = 'Can not delete a not finished challenge', MYSQL_ERRNO = 9002;  
    END IF;
END</text:p>
          </table:table-cell>
        </table:table-row>
        <table:table-row>
          <table:table-cell office:value-type="string">
            <text:p>regatta_BEFORE_INSERT</text:p>
          </table:table-cell>
          <table:table-cell office:value-type="string">
            <text:p>BEFORE</text:p>
          </table:table-cell>
          <table:table-cell office:value-type="string">
            <text:p>INSERT</text:p>
          </table:table-cell>
          <table:table-cell office:value-type="string">
            <text:p>BEGIN
	DECLARE chalBegin DATETIME;
    DECLARE chalEnd DATETIME;
    SELECT begin, end INTO chalBegin, chalEnd FROM challenge WHERE challenge.id = NEW.challenge_id;
	IF NEW.date &lt; chalBegin OR NEW.date &gt; chalEnd THEN
		SIGNAL SQLSTATE '09000' SET MESSAGE_TEXT = 'Wrong date regatta', MYSQL_ERRNO = 9000;    
    END IF;
    
	SET NEW.code = newCode(NEW.challenge_id, NEW.date);
END</text:p>
          </table:table-cell>
        </table:table-row>
      </table:table>
      <text:h text:outline-level="2" text:style-name="Heading_2" text:is-list-header="true">Table structure for table report</text:h>
      <table:table table:name="report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de</text:p>
          </table:table-cell>
          <table:table-cell office:value-type="string">
            <text:p>varchar(4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report</text:h>
      <table:table table:name="report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DNC</text:p>
          </table:table-cell>
          <table:table-cell office:value-type="string">
            <text:p>N’a pas pris le départ (n’est pas venu sur la zone de course)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DNS</text:p>
          </table:table-cell>
          <table:table-cell office:value-type="string">
            <text:p>N’a pas pris le départ dans les temps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OCS</text:p>
          </table:table-cell>
          <table:table-cell office:value-type="string">
            <text:p>Départ prématuré sous pavillon P ou I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ZFP</text:p>
          </table:table-cell>
          <table:table-cell office:value-type="string">
            <text:p>Départ prématuré, pénalité de 20
% (départ sous pavillon Z)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BFD</text:p>
          </table:table-cell>
          <table:table-cell office:value-type="string">
            <text:p>Départ prématuré sous pavillon noir = disqualifié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DNF</text:p>
          </table:table-cell>
          <table:table-cell office:value-type="string">
            <text:p>N’a pas fini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RAF</text:p>
          </table:table-cell>
          <table:table-cell office:value-type="string">
            <text:p>A abandonné après avoir fini (pour les gens fair-play)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DSQ</text:p>
          </table:table-cell>
          <table:table-cell office:value-type="string">
            <text:p>Disqualification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DNE</text:p>
          </table:table-cell>
          <table:table-cell office:value-type="string">
            <text:p>Disqualification qui ne peut être retirée (faute grave genre tricherie)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DGM</text:p>
          </table:table-cell>
          <table:table-cell office:value-type="string">
            <text:p>Disqualification qui ne peut être retirée (faute grave genre tricherie)</text:p>
          </table:table-cell>
        </table:table-row>
      </table:table>
      <text:h text:outline-level="2" text:style-name="Heading_2" text:is-list-header="true">Table structure for table sailboat</text:h>
      <table:table table:name="sailboat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um_sail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wn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owner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ss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sbclass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sailboat</text:h>
      <table:table table:name="sailboat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num_sail</text:p>
          </table:table-cell>
          <table:table-cell office:value-type="string">
            <text:p>owner_id</text:p>
          </table:table-cell>
          <table:table-cell office:value-type="string">
            <text:p>class_id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478">
            <text:p>147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</table:table>
      <text:h text:outline-level="2" text:style-name="Heading_2" text:is-list-header="true">Table structure for table sbclass</text:h>
      <table:table table:name="sbclass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ef</text:p>
          </table:table-cell>
          <table:table-cell office:value-type="string">
            <text:p>floa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rie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seri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sbclass</text:h>
      <table:table table:name="sbclass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oef</text:p>
          </table:table-cell>
          <table:table-cell office:value-type="string">
            <text:p>serie_id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Corsai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Surpris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8 mèt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Maraudeu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Figaro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Flying Fifte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Sol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St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Temp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Yngl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5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</table:table>
      <text:h text:outline-level="2" text:style-name="Heading_2" text:is-list-header="true">Table structure for table secretary</text:h>
      <table:table table:name="secretary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erson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person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secretary</text:h>
      <table:table table:name="secretary_structure">
        <table:table-column table:number-columns-repeated="2"/>
        <table:table-row>
          <table:table-cell office:value-type="string">
            <text:p>id</text:p>
          </table:table-cell>
          <table:table-cell office:value-type="string">
            <text:p>person_id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</table:table>
      <text:h text:outline-level="2" text:style-name="Heading_2" text:is-list-header="true">Table structure for table serie</text:h>
      <table:table table:name="serie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serie</text:h>
      <table:table table:name="serie_structure">
        <table:table-column table:number-columns-repeated="2"/>
        <table:table-row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Habitables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Quillards de sport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5.4.1deb2ubuntu2</meta:generator>
    <meta:initial-creator>phpMyAdmin 4.5.4.1deb2ubuntu2</meta:initial-creator>
    <meta:creation-date>2017-03-02T16:10:47</meta:creation-date>
  </office:meta>
</office:document-meta>
</file>